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4cm" svg:height="1.2cm" svg:x="14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1cm" svg:height="1.2cm" svg:x="1.9cm" svg:y="2.6cm">
          <text:p text:style-name="P1"><text:span text:style-name="T1">DRubox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099cm" svg:height="1.2cm" svg:x="8.101cm" svg:y="2.6cm">
          <text:p text:style-name="P1"><text:span text:style-name="T1">Usua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101cm" svg:height="1.2cm" svg:x="1.9cm" svg:y="5.5cm">
          <text:p text:style-name="P1"><text:span text:style-name="T1">Rubox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099cm" svg:height="1.2cm" svg:x="8.101cm" svg:y="5.5cm">
          <text:p text:style-name="P1"><text:span text:style-name="T1">Proyec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cm" svg:y1="3.2cm" svg:x2="8.101cm" svg:y2="3.2cm" draw:start-shape="id1" draw:start-glue-point="1" draw:end-shape="id2" draw:end-glue-point="3" svg:d="m5000 3200h3101">
          <text:p/>
        </draw:connector>
        <draw:connector draw:style-name="gr2" draw:text-style-name="P2" draw:layer="layout" draw:type="line" svg:x1="5cm" svg:y1="3.2cm" svg:x2="8.101cm" svg:y2="6.1cm" draw:start-shape="id1" draw:end-shape="id3" draw:end-glue-point="3" svg:d="m5000 3200 3101 2900">
          <text:p/>
        </draw:connector>
        <draw:connector draw:style-name="gr2" draw:text-style-name="P2" draw:layer="layout" draw:type="line" svg:x1="3.45cm" svg:y1="3.8cm" svg:x2="3.45cm" svg:y2="5.5cm" draw:start-shape="id1" draw:start-glue-point="2" draw:end-shape="id4" draw:end-glue-point="0" svg:d="m3450 3800v1700">
          <text:p/>
        </draw:connector>
        <draw:connector draw:style-name="gr2" draw:text-style-name="P2" draw:layer="layout" draw:type="line" svg:x1="9.65cm" svg:y1="3.8cm" svg:x2="9.65cm" svg:y2="5.5cm" draw:start-shape="id2" draw:start-glue-point="2" draw:end-shape="id3" draw:end-glue-point="0" svg:d="m9650 3800v1700">
          <text:p/>
        </draw:connector>
        <draw:custom-shape draw:style-name="gr1" draw:text-style-name="P1" xml:id="id5" draw:id="id5" draw:layer="layout" svg:width="4.4cm" svg:height="1.2cm" svg:x="13.8cm" svg:y="1.7cm">
          <text:p text:style-name="P1"><text:span text:style-name="T1">Truecrypt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4cm" svg:height="1.2cm" svg:x="13.8cm" svg:y="3.4cm">
          <text:p text:style-name="P1"><text:span text:style-name="T1">Server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1.2cm" svg:y1="3.2cm" svg:x2="13.8cm" svg:y2="2.3cm" draw:start-shape="id2" draw:start-glue-point="1" draw:end-shape="id5" draw:end-glue-point="3" svg:d="m11200 3200 2600-900">
          <text:p/>
        </draw:connector>
        <draw:connector draw:style-name="gr2" draw:text-style-name="P2" draw:layer="layout" draw:type="line" svg:x1="11.2cm" svg:y1="3.2cm" svg:x2="13.8cm" svg:y2="4cm" draw:start-shape="id2" draw:start-glue-point="1" draw:end-shape="id6" draw:end-glue-point="3" svg:d="m11200 3200 2600 800">
          <text:p/>
        </draw:connector>
        <draw:custom-shape draw:style-name="gr1" draw:text-style-name="P1" draw:layer="layout" svg:width="4.4cm" svg:height="1.2cm" svg:x="13.9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cm" svg:height="1.2cm" svg:x="13.8cm" svg:y="5.5cm">
          <text:p text:style-name="P1">Exce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uro Fermani</meta:initial-creator>
    <meta:creation-date>2012-11-26T16:02:21</meta:creation-date>
    <dc:date>2012-11-26T16:13:07</dc:date>
    <dc:creator>Mauro Fermani</dc:creator>
    <meta:editing-duration>P0D</meta:editing-duration>
    <meta:editing-cycles>1</meta:editing-cycles>
    <meta:document-statistic meta:object-count="15"/>
    <meta:generator>LibreOffice/3.5$Linux_X86_64 LibreOffice_project/235ab8a-3802056-4a8fed3-2d66ea8-e241b80</meta:generator>
  </office:meta>
</office:document-meta>
</file>